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8BF00006D5900006D5930D948D4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+ 0 = A</text:span></text:p>
          </draw:text-box>
        </draw:frame>
        <draw:frame draw:style-name="gr2" draw:text-style-name="P4" draw:layer="layout" svg:width="19.42cm" svg:height="7.457cm" svg:x="4.285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+ 0 = </text:span><text:span text:style-name="T2">0</text:span></text:p>
          </draw:text-box>
        </draw:frame>
        <draw:frame draw:style-name="gr3" draw:text-style-name="P6" draw:layer="layout" svg:width="19.421cm" svg:height="7.457cm" svg:x="4.285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+ 0 = </text:span><text:span text:style-name="T2">1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Identity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OR'd with 0 equals </text:span><text:span text:style-name="T8">A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9">// Dedicated to God the Father</text:span></text:p>
            <text:p text:style-name="P9"><text:span text:style-name="T9">// All Rights Reserved Christopher Andrew Topalian Copyright 2000-2024</text:span></text:p>
            <text:p text:style-name="P9"><text:span text:style-name="T9">// https://github.com/ChristopherTopalian</text:span></text:p>
            <text:p text:style-name="P9"><text:span text:style-name="T9">// https://github.com/ChristopherAndrewTopalian</text:span></text:p>
            <text:p text:style-name="P9"><text:span text:style-name="T9">// https://sites.google.com/view/CollegeOfScrip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" draw:display-name="Watermark%20-%201024x1024" xlink:href="Pictures/100348BF00006D5900006D5930D948D4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4

College of Scripting Music &amp; Science
GitHub.com/ChristopherTopalian
GitHub.com/ChristopherAndrewTopalian
Sites.google.com/view/CollegeOfScripting
Youtube.com/ScriptingCollege
Youtube.com/@CollegeOfScripting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6"/>
  </office:meta>
</office:document-meta>
</file>